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language="it" fo:country="IT"/>
    </style:style>
    <style:style style:name="P3" style:parent-style-name="Normal" style:family="paragraph">
      <style:text-properties fo:language="it" fo:country="IT"/>
    </style:style>
    <style:style style:name="P4" style:parent-style-name="Normal" style:family="paragraph">
      <style:text-properties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style:style style:name="P8" style:parent-style-name="Normal" style:family="paragraph">
      <style:text-properties fo:language="it" fo:country="IT"/>
    </style:style>
    <style:style style:name="P9" style:parent-style-name="Normal" style:family="paragraph">
      <style:text-properties fo:language="it" fo:country="IT"/>
    </style:style>
    <style:style style:name="P10" style:parent-style-name="Normal" style:family="paragraph">
      <style:text-properties fo:language="it" fo:country="IT"/>
    </style:style>
    <style:style style:name="P11" style:parent-style-name="Normal" style:family="paragraph">
      <style:text-properties fo:language="it" fo:country="IT"/>
    </style:style>
    <style:style style:name="P12" style:parent-style-name="Normal" style:family="paragraph">
      <style:text-properties fo:language="it" fo:country="IT"/>
    </style:style>
    <style:style style:name="T13" style:parent-style-name="Hyperlink" style:family="text">
      <style:text-properties fo:language="it" fo:country="IT"/>
    </style:style>
    <style:style style:name="T14" style:parent-style-name="DefaultParagraphFont" style:family="text">
      <style:text-properties fo:language="it" fo:country="IT"/>
    </style:style>
    <style:style style:name="T15" style:parent-style-name="DefaultParagraphFont" style:family="text">
      <style:text-properties style:font-name="Wingdings" style:font-name-asian="Wingdings" style:font-name-complex="Wingdings" fo:language="it" fo:country="IT"/>
    </style:style>
    <style:style style:name="T16" style:parent-style-name="DefaultParagraphFont" style:family="text">
      <style:text-properties fo:language="it" fo:country="IT"/>
    </style:style>
    <style:style style:name="P17" style:parent-style-name="Normal" style:family="paragraph">
      <style:text-properties fo:language="it" fo:country="IT"/>
    </style:style>
    <style:style style:name="P18" style:parent-style-name="Normal" style:family="paragraph">
      <style:text-properties fo:language="it" fo:country="IT"/>
    </style:style>
    <style:style style:name="P19" style:parent-style-name="Normal" style:family="paragraph">
      <style:text-properties fo:language="it" fo:country="IT"/>
    </style:style>
    <style:style style:name="P20" style:parent-style-name="Normal" style:family="paragraph">
      <style:text-properties fo:language="it" fo:country="IT"/>
    </style:style>
    <style:style style:name="P21" style:parent-style-name="Normal" style:family="paragraph">
      <style:text-properties fo:language="it" fo:country="IT"/>
    </style:style>
    <style:style style:name="P22" style:parent-style-name="Normal" style:family="paragraph">
      <style:text-properties fo:language="it" fo:country="IT"/>
    </style:style>
    <style:style style:name="P23" style:parent-style-name="Normal" style:family="paragraph">
      <style:text-properties fo:language="it" fo:country="IT"/>
    </style:style>
    <style:style style:name="P24" style:parent-style-name="Normal" style:family="paragraph">
      <style:text-properties fo:language="it" fo:country="IT"/>
    </style:style>
    <style:style style:name="P25" style:parent-style-name="Normal" style:family="paragraph">
      <style:text-properties fo:language="it" fo:country="IT"/>
    </style:style>
    <style:style style:name="P26" style:parent-style-name="Normal" style:family="paragraph">
      <style:text-properties fo:language="it" fo:country="IT"/>
    </style:style>
    <style:style style:name="P27" style:parent-style-name="Normal" style:family="paragraph">
      <style:text-properties fo:language="it" fo:country="IT"/>
    </style:style>
    <style:style style:name="P28" style:parent-style-name="Normal" style:family="paragraph">
      <style:paragraph-properties>
        <style:tab-stops>
          <style:tab-stop style:type="left" style:position="1.443in"/>
        </style:tab-stops>
      </style:paragraph-properties>
      <style:text-properties fo:language="it" fo:country="IT"/>
    </style:style>
    <style:style style:name="P29" style:parent-style-name="Normal" style:family="paragraph">
      <style:paragraph-properties>
        <style:tab-stops>
          <style:tab-stop style:type="left" style:position="1.443in"/>
        </style:tab-stops>
      </style:paragraph-properties>
      <style:text-properties fo:language="it" fo:country="IT"/>
    </style:style>
    <style:style style:name="P30" style:parent-style-name="Normal" style:family="paragraph">
      <style:paragraph-properties>
        <style:tab-stops>
          <style:tab-stop style:type="left" style:position="1.443in"/>
        </style:tab-stops>
      </style:paragraph-properties>
      <style:text-properties fo:language="it" fo:country="IT"/>
    </style:style>
    <style:style style:name="P31" style:parent-style-name="Normal" style:family="paragraph">
      <style:paragraph-properties>
        <style:tab-stops>
          <style:tab-stop style:type="left" style:position="1.443in"/>
        </style:tab-stops>
      </style:paragraph-properties>
      <style:text-properties fo:language="it" fo:country="IT"/>
    </style:style>
    <style:style style:name="P32" style:parent-style-name="ListParagraph" style:list-style-name="LFO1" style:family="paragraph">
      <style:paragraph-properties>
        <style:tab-stops>
          <style:tab-stop style:type="left" style:position="0.943in"/>
        </style:tab-stops>
      </style:paragraph-properties>
    </style:style>
    <style:style style:name="T33" style:parent-style-name="DefaultParagraphFont" style:family="text">
      <style:text-properties fo:language="it" fo:country="IT"/>
    </style:style>
    <style:style style:name="T34" style:parent-style-name="DefaultParagraphFont" style:family="text">
      <style:text-properties style:font-name="Wingdings" style:font-name-asian="Wingdings" style:font-name-complex="Wingdings" fo:language="it" fo:country="IT"/>
    </style:style>
    <style:style style:name="T35" style:parent-style-name="DefaultParagraphFont" style:family="text">
      <style:text-properties fo:language="it" fo:country="IT"/>
    </style:style>
    <style:style style:name="P36" style:parent-style-name="ListParagraph" style:list-style-name="LFO1" style:family="paragraph">
      <style:paragraph-properties>
        <style:tab-stops>
          <style:tab-stop style:type="left" style:position="0.943in"/>
        </style:tab-stops>
      </style:paragraph-properties>
    </style:style>
    <style:style style:name="T37" style:parent-style-name="DefaultParagraphFont" style:family="text">
      <style:text-properties fo:language="it" fo:country="IT"/>
    </style:style>
    <style:style style:name="T38" style:parent-style-name="DefaultParagraphFont" style:family="text">
      <style:text-properties style:font-name="Wingdings" style:font-name-asian="Wingdings" style:font-name-complex="Wingdings" fo:language="it" fo:country="IT"/>
    </style:style>
    <style:style style:name="T39" style:parent-style-name="DefaultParagraphFont" style:family="text">
      <style:text-properties fo:language="it" fo:country="IT"/>
    </style:style>
    <style:style style:name="P40" style:parent-style-name="ListParagraph" style:list-style-name="LFO1" style:family="paragraph">
      <style:paragraph-properties>
        <style:tab-stops>
          <style:tab-stop style:type="left" style:position="0.943in"/>
        </style:tab-stops>
      </style:paragraph-properties>
    </style:style>
    <style:style style:name="T41" style:parent-style-name="DefaultParagraphFont" style:family="text">
      <style:text-properties fo:language="it" fo:country="IT"/>
    </style:style>
    <style:style style:name="T42" style:parent-style-name="DefaultParagraphFont" style:family="text">
      <style:text-properties style:font-name="Wingdings" style:font-name-asian="Wingdings" style:font-name-complex="Wingdings" fo:language="it" fo:country="IT"/>
    </style:style>
    <style:style style:name="T43" style:parent-style-name="DefaultParagraphFont" style:family="text">
      <style:text-properties fo:language="it" fo:country="IT"/>
    </style:style>
    <style:style style:name="P44" style:parent-style-name="Normal" style:family="paragraph">
      <style:paragraph-properties>
        <style:tab-stops>
          <style:tab-stop style:type="left" style:position="1.443in"/>
        </style:tab-stops>
      </style:paragraph-properties>
      <style:text-properties fo:language="it" fo:country="IT"/>
    </style:style>
    <style:style style:name="P45" style:parent-style-name="Normal" style:family="paragraph">
      <style:paragraph-properties>
        <style:tab-stops>
          <style:tab-stop style:type="left" style:position="1.443in"/>
        </style:tab-stops>
      </style:paragraph-properties>
      <style:text-properties fo:language="it" fo:country="IT"/>
    </style:style>
    <style:style style:name="P46" style:parent-style-name="Normal" style:family="paragraph">
      <style:paragraph-properties>
        <style:tab-stops>
          <style:tab-stop style:type="left" style:position="1.443in"/>
        </style:tab-stops>
      </style:paragraph-properties>
      <style:text-properties fo:language="it" fo:country="IT"/>
    </style:style>
    <style:style style:name="P47" style:parent-style-name="ListParagraph" style:list-style-name="LFO2" style:family="paragraph">
      <style:paragraph-properties>
        <style:tab-stops>
          <style:tab-stop style:type="left" style:position="0.943in"/>
        </style:tab-stops>
      </style:paragraph-properties>
      <style:text-properties fo:language="it" fo:country="IT"/>
    </style:style>
    <style:style style:name="P48" style:parent-style-name="ListParagraph" style:list-style-name="LFO2" style:family="paragraph">
      <style:paragraph-properties>
        <style:tab-stops>
          <style:tab-stop style:type="left" style:position="0.943in"/>
        </style:tab-stops>
      </style:paragraph-properties>
    </style:style>
    <style:style style:name="T49" style:parent-style-name="DefaultParagraphFont" style:family="text">
      <style:text-properties fo:language="it" fo:country="IT"/>
    </style:style>
  </office:automatic-styles>
  <office:body>
    <office:text text:use-soft-page-breaks="true">
      <text:p text:style-name="P1">DOMANDA 1:</text:p>
      <text:p text:style-name="P2">Il DNS (Domain Name System) è un Sistema utilizzato per assegnare i nomi ai nodi della rete, quindi aiuta a dirigere il traffico su Internet collegando i nomi di dominio con server web reali. Nel momento in cui un utente inserisce una URL nel proprio browser, il DNS connette la URL all’indirizzo IP del server. Quindi senza il DNS dovremmo memorizzare l’indirizzo IP di ogni sito per poterci accedere.</text:p>
      <text:p text:style-name="P3"/>
      <text:p text:style-name="P4">DOMANDA 2:</text:p>
      <text:p text:style-name="P5">Internet è un insieme di reti di qualunque natura e dimensione<text:s/>e<text:s/>sono tutte collegate tra loro.<text:s/><text:s/></text:p>
      <text:p text:style-name="P6">Quindi si tratta di una rete di telecomunicazioni e informtiche che connette vari dispositivi in tutti il mondo tramite i provider, così che computer di ogni genere siano in grado di scambiarsi dati senza problemi di compatibilità.</text:p>
      <text:p text:style-name="P7"/>
      <text:p text:style-name="P8">DOMANDA 3:</text:p>
      <text:p text:style-name="P9">La trasmissione di messaggi in Internet avviene tramite il protocollo di rete, ovvero un protocollo di comunicazione che permette il funzionamento di una rete informatica tramite un insieme di regole che vengono stabilite per instaurare una comunicazione corretta.</text:p>
      <text:p text:style-name="P10"/>
      <text:p text:style-name="P11">DOMANDA 4:</text:p>
      <text:p text:style-name="P12">Gli indirizzi IP sono difficili da ricordare ed è molto facile sbagliare a inserirli, quindi per richamare un sito è preferibile un altro metodo di reindirizzamento, cioè il dominio. Il dominio indica la posizione esatta di un computer di destinazione nella struttura ad albero del DNS e si suddivide in due parti: il nome del computer (host name) e il nome del dominio. Ad esempio:</text:p>
      <text:p text:style-name="Normal"><text:a xlink:href="http://www.simona.com" office:target-frame-name="_top" xlink:show="replace"><text:span text:style-name="T13">www.simona.com</text:span></text:a><text:span text:style-name="T14"><text:s/></text:span><text:span text:style-name="T15"></text:span><text:span text:style-name="T16"><text:s/>www indica il nome dell’host e simona.com indica il nome del dominio</text:span></text:p>
      <text:p text:style-name="P17"/>
      <text:p text:style-name="P18">DOMANDA 5:</text:p>
      <text:p text:style-name="P19">Come ho già detto, il protocollo è un insieme di regole che devono essere seguite da due o più interlocutori digitali per comunicare tra loro. Abbiamo il protocollo di rete che definisce il modo in cui devono essere impacchettati i dati per la trasmissione in rete, così da essere consegnati nella maniera più opportuna al ricevente. Ad esempio i protocolli TCP/IP è l’insieme dei protocolli di rete più utilizzati.</text:p>
      <text:p text:style-name="P20">Poi abbiamo il protocollo di comunicazione che stabilisce il linguaggio di comunicazione tra due applicativi posti su computer remoti, ad esempio oggi i più diffusi sono: HTTP, FTP, ecc.</text:p>
      <text:p text:style-name="P21"/>
      <text:p text:style-name="P22"/>
      <text:p text:style-name="P23"/>
      <text:soft-page-break/>
      <text:p text:style-name="P24">DOMANDA 6:</text:p>
      <text:p text:style-name="P25">Il linguaggio di markup serve ad indicare stile e formattazione del documento, invece il linguaggio di programmazione serve a dare delle istruzioni che devono essere eseguite dal computer e fornisce tutte le indicazioni che devono essere seguite per risolvere un problema.</text:p>
      <text:p text:style-name="P26"/>
      <text:p text:style-name="P27">DOMANDA 7:</text:p>
      <text:p text:style-name="P28">Per inserire elementi stilistici all’interno di un file HTML si utilizzano i fogli di stile CSS. Esisotono i fogli css esterni che sono definiti in un file separato dal documento, ai quali si assegna l’estensione .css e che vengono collegati al documento tramite &lt;link href=”stile.css”, rel=”stylesheet”, type=”text/css” &gt; , e i fogli css interni nel caso in cui il suo codice è compreso in quello del documento, tramite il tag &lt;style type=”text/css”&gt;.</text:p>
      <text:p text:style-name="P29"/>
      <text:p text:style-name="P30">DOMANDA 8:</text:p>
      <text:p text:style-name="P31">I principalai metodi Javascript che permettono di cercare elementi<text:s/>HTML sono:</text:p>
      <text:list text:style-name="LFO1" text:continue-numbering="true">
        <text:list-item>
          <text:p text:style-name="P32"><text:span text:style-name="T33">Document.getElementById(“p1”);<text:s/></text:span><text:span text:style-name="T34"></text:span><text:span text:style-name="T35"><text:s/>che permette di selezionare un elemento in base al suo id</text:span></text:p>
        </text:list-item>
        <text:list-item>
          <text:p text:style-name="P36"><text:span text:style-name="T37">Document.getElementByClassName(“classe”)<text:s/></text:span><text:span text:style-name="T38"></text:span><text:span text:style-name="T39"><text:s/>che permette di selezionare una serie di elementi con specifiche classi CSS</text:span></text:p>
        </text:list-item>
        <text:list-item>
          <text:p text:style-name="P40"><text:span text:style-name="T41">Document.getElementByTagName(“p”)<text:s/></text:span><text:span text:style-name="T42"></text:span><text:span text:style-name="T43"><text:s/>che permette di selezionare gli stessi elementi presenti nella pagina.</text:span></text:p>
        </text:list-item>
      </text:list>
      <text:p text:style-name="P44"/>
      <text:p text:style-name="P45">DOMANDA 9:</text:p>
      <text:p text:style-name="P46">Le tipologia di webStorage sono:</text:p>
      <text:list text:style-name="LFO2" text:continue-numbering="true">
        <text:list-item>
          <text:p text:style-name="P47">localStorale: che consente di memorizzare i dati in modo permanente e per eliminare i dati è necessario eliminarli dalla memoria.</text:p>
        </text:list-item>
        <text:list-item>
          <text:p text:style-name="P48"><text:span text:style-name="T49">sessionStorage: che prevede l’eliminazione dei dati alla fine della sessione, cioè quando viene chiuso il browser o la finestra in cui è eseguita l’applic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a Loperfido (c)</meta:initial-creator>
    <dc:creator>Simona Loperfido (c)</dc:creator>
    <meta:creation-date>2021-04-30T07:09:00Z</meta:creation-date>
    <dc:date>2021-04-30T08:01:00Z</dc:date>
    <meta:template xlink:href="Normal" xlink:type="simple"/>
    <meta:editing-cycles>7</meta:editing-cycles>
    <meta:editing-duration>PT3120S</meta:editing-duration>
    <meta:user-defined meta:name="MSIP_Label_5fae8262-b78e-4366-8929-a5d6aac95320_Enabled">true</meta:user-defined>
    <meta:user-defined meta:name="MSIP_Label_5fae8262-b78e-4366-8929-a5d6aac95320_SetDate">2021-04-30T07:09:52Z</meta:user-defined>
    <meta:user-defined meta:name="MSIP_Label_5fae8262-b78e-4366-8929-a5d6aac95320_Method">Standard</meta:user-defined>
    <meta:user-defined meta:name="MSIP_Label_5fae8262-b78e-4366-8929-a5d6aac95320_Name">5fae8262-b78e-4366-8929-a5d6aac95320</meta:user-defined>
    <meta:user-defined meta:name="MSIP_Label_5fae8262-b78e-4366-8929-a5d6aac95320_SiteId">cf36141c-ddd7-45a7-b073-111f66d0b30c</meta:user-defined>
    <meta:user-defined meta:name="MSIP_Label_5fae8262-b78e-4366-8929-a5d6aac95320_ActionId">32b6fb2f-5d1e-49d0-98d3-b6a77f8a43c6</meta:user-defined>
    <meta:user-defined meta:name="MSIP_Label_5fae8262-b78e-4366-8929-a5d6aac95320_ContentBits">0</meta:user-defined>
    <meta:document-statistic meta:page-count="2" meta:paragraph-count="7" meta:word-count="546" meta:character-count="3656" meta:row-count="25" meta:non-whitespace-character-count="3117"/>
  </office:meta>
</office:document-meta>
</file>